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831"/>
    </style:style>
    <style:style style:name="P2" style:family="paragraph" style:parent-style-name="Standard">
      <style:text-properties officeooo:paragraph-rsid="000a5152"/>
    </style:style>
    <style:style style:name="P3" style:family="paragraph" style:parent-style-name="Standard">
      <style:text-properties officeooo:paragraph-rsid="0013dec0"/>
    </style:style>
    <style:style style:name="P4" style:family="paragraph" style:parent-style-name="Standard">
      <style:text-properties officeooo:rsid="0005c831" officeooo:paragraph-rsid="000a5152"/>
    </style:style>
    <style:style style:name="P5" style:family="paragraph" style:parent-style-name="Standard">
      <style:text-properties officeooo:paragraph-rsid="001890f4"/>
    </style:style>
    <style:style style:name="P6" style:family="paragraph" style:parent-style-name="Standard">
      <style:text-properties officeooo:paragraph-rsid="0013dec0"/>
    </style:style>
    <style:style style:name="P7" style:family="paragraph" style:parent-style-name="Standard">
      <style:text-properties officeooo:paragraph-rsid="001af584"/>
    </style:style>
    <style:style style:name="T1" style:family="text">
      <style:text-properties officeooo:rsid="0005c831"/>
    </style:style>
    <style:style style:name="T2" style:family="text">
      <style:text-properties officeooo:rsid="0005dc93"/>
    </style:style>
    <style:style style:name="T3" style:family="text">
      <style:text-properties officeooo:rsid="000673fd"/>
    </style:style>
    <style:style style:name="T4" style:family="text">
      <style:text-properties officeooo:rsid="000916e0"/>
    </style:style>
    <style:style style:name="T5" style:family="text">
      <style:text-properties officeooo:rsid="000d6519"/>
    </style:style>
    <style:style style:name="T6" style:family="text">
      <style:text-properties officeooo:rsid="000fe2d3"/>
    </style:style>
    <style:style style:name="T7" style:family="text">
      <style:text-properties officeooo:rsid="00122c7c"/>
    </style:style>
    <style:style style:name="T8" style:family="text">
      <style:text-properties officeooo:rsid="00157229"/>
    </style:style>
    <style:style style:name="T9" style:family="text">
      <style:text-properties officeooo:rsid="0016dbce"/>
    </style:style>
    <style:style style:name="T10" style:family="text">
      <style:text-properties officeooo:rsid="001890f4"/>
    </style:style>
    <style:style style:name="T11" style:family="text">
      <style:text-properties officeooo:rsid="001af5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rn and raised</text:span> in London <text:span text:style-name="T8">but since 2016, I’ve been living and working abroad as an English teacher in Fukuoka, Seoul and Tokyo.</text:span></text:p>
      <text:p text:style-name="P1"/>
      <text:p text:style-name="P1"><text:span text:style-name="T4">While I enjoy teaching, I felt like I needed to challenge myself and learn something new so I enrolled in a few free online courses and</text:span> stumbled upon <text:span text:style-name="T6">Harvard’s </text:span>CS50 <text:span text:style-name="T6">course</text:span>.</text:p>
      <text:p text:style-name="P2"><text:span text:style-name="T1">I’d always been curious about coding but just thought it wasn’t for me, I thought it would be too ‘maths-y’ and dull. However, after </text:span>writ<text:span text:style-name="T1">ing</text:span> my first ‘<text:span text:style-name="T1">H</text:span>ello <text:span text:style-name="T1">W</text:span>orld’ cod<text:span text:style-name="T7">e and playing around on CodePen</text:span>, <text:span text:style-name="T1">I fell in love with the freedom of expression and control that coding gives you. </text:span></text:p>
      <text:p text:style-name="P4"><text:s/></text:p>
      <text:p text:style-name="P3"><text:span text:style-name="T9">Since then, I’ve been teaching myself the basics of </text:span>HTML, CSS and Javascript using other online resources such as Codecademy, Flat Iron School's prep course, The Odin Project <text:span text:style-name="T5">and Udemy.</text:span></text:p>
      <text:p text:style-name="P3"/>
      <text:p text:style-name="P5"><text:span text:style-name="T9">Although it’s been a little overwhelming trying to learn everything alone, I’ve been absorbing as much information as I can through different mediums such as podcasts, books and online video tutorials. It’s only been a few months but I’m learning to love the</text:span> process of figuring out a difficult problem <text:span text:style-name="T2">and savour</text:span> that euphoric feeling when, after days of <text:span text:style-name="T2">keyboard bashing</text:span>, <text:span text:style-name="T2">you finally solve it</text:span>! </text:p>
      <text:p text:style-name="P3"/>
      <text:p text:style-name="P7"><text:span text:style-name="T11">Joining FoundersAndCoders would be a wonderful opportunity to learn in a group setting and discuss the challenges of coding with others in my home city. I’ve been to a few meetups here in Seoul and, although everyone is very encouraging and helpful, the language barrier makes things a little difficult. </text:span><text:line-break/><text:line-break/>In my <text:span text:style-name="T11">down</text:span> time, you can find me reading <text:span text:style-name="T3">a good book</text:span>, <text:span text:style-name="T3">exploring a new neighbourhood, learning a new language (most recently Korean) or daydreaming about my next travel destin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13:20.597176445</meta:creation-date>
    <dc:date>2019-12-15T00:10:51.829526575</dc:date>
    <meta:editing-duration>PT1H59M56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79" meta:character-count="1649" meta:non-whitespace-character-count="1371"/>
  </office:meta>
</office:document-meta>
</file>